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Αναφορά Σχεδιασμού Υλοποίησης – Task Management System</text:h>
      <text:h text:style-name="Heading_20_4" text:outline-level="4">1. Εισαγωγή και Στόχοι της Εφαρμογής</text:h>
      <text:p text:style-name="Text_20_body">Η εφαρμογή αποτελεί ένα σύστημα διαχείρισης εργασιών που επιτρέπει στον χρήστη να δημιουργεί, να τροποποιεί και να διαγράφει εργασίες, καθώς και να διαχειρίζεται κατηγορίες, επίπεδα προτεραιότητας και υπενθυμίσεις. Επιπλέον, η εφαρμογή πραγματοποιεί αυτόματη ενημέρωση για καθυστερημένες εργασίες (Delayed) και διασφαλίζει την αποθήκευση και ανάκτηση των δεδομένων μεταξύ των εκτελέσεων, χρησιμοποιώντας αρχεία σε μορφή JSON.</text:p>
      <text:h text:style-name="Heading_20_4" text:outline-level="4">2. Σχεδιασμός της Λογικής της Εφαρμογής</text:h>
      <text:p text:style-name="Text_20_body">Η υλοποίηση ακολουθεί τις αρχές του αντικειμενοστραφούς προγραμματισμού (OOP), με κύριες κλάσεις όπως οι Task, Category, Priority και Reminder. Κάθε εργασία (Task) περιέχει τα βασικά πεδία όπως τίτλο, περιγραφή, κατηγορία, προτεραιότητα, προθεσμία ολοκλήρωσης και κατάσταση. Για κάθε εργασία υπάρχει επίσης μια λίστα υπενθυμίσεων, οι οποίες σχετίζονται αποκλειστικά με την εκάστοτε εργασία.</text:p>
      <text:p text:style-name="Text_20_body">Οι κλάσεις Category και Priority χρησιμοποιούνται για να ομαδοποιήσουν τις εργασίες, και στα JSON αρχεία αποθηκεύεται ως λίστα τίτλων (αναγνωριστικά) οι εργασίες που ανήκουν σε αυτές τις κατηγορίες ή προτεραιότητες. Η διαδικασία μετατροπής σε JSON (serialization) και από JSON (deserialization) υλοποιείται μέσω μεθόδων στις αντίστοιχες κλάσεις, ώστε να διασφαλίζεται ότι κάθε ιδιωτικό πεδίο μεταφέρεται σωστά και να διατηρείται η συνολική κατάσταση του συστήματος.</text:p>
      <text:h text:style-name="Heading_20_4" text:outline-level="4">3. Δομή των JSON Αρχείων</text:h>
      <text:p text:style-name="Text_20_body">Τα δεδομένα της εφαρμογής αποθηκεύονται σε ένα φάκελο με όνομα "medialab" μέσα στα resources. Συγκεκριμένα, υπάρχει ένα αρχείο για τις εργασίες (tasks.json) που περιέχει:</text:p>
      <text:list text:style-name="L1">
        <text:list-item>
          <text:p text:style-name="P2"><text:span text:style-name="Strong_20_Emphasis">tasks</text:span>: Μια λίστα εργασιών, όπου κάθε εργασία αναπαρίσταται ως ένα αντικείμενο JSON με πεδία όπως:</text:p>
          <text:list>
            <text:list-item>
              <text:p text:style-name="P2"><text:span text:style-name="Strong_20_Emphasis">title</text:span>: Ο τίτλος της εργασίας (χρησιμοποιείται ως μοναδικό αναγνωριστικό)</text:p>
            </text:list-item>
            <text:list-item>
              <text:p text:style-name="P2"><text:span text:style-name="Strong_20_Emphasis">description</text:span>: Περιγραφή της εργασίας</text:p>
            </text:list-item>
            <text:list-item>
              <text:p text:style-name="P2"><text:span text:style-name="Strong_20_Emphasis">category</text:span>: Το όνομα της κατηγορίας στην οποία ανήκει</text:p>
            </text:list-item>
            <text:list-item>
              <text:p text:style-name="P2"><text:span text:style-name="Strong_20_Emphasis">priority</text:span>: Το όνομα του επιπέδου προτεραιότητας</text:p>
            </text:list-item>
            <text:list-item>
              <text:p text:style-name="P2"><text:span text:style-name="Strong_20_Emphasis">dueDate</text:span>: Η προθεσμία ολοκλήρωσης, σε μορφή YYYY-MM-DD</text:p>
            </text:list-item>
            <text:list-item>
              <text:p text:style-name="P2"><text:span text:style-name="Strong_20_Emphasis">status</text:span>: Η κατάσταση της εργασίας (π.χ. OPEN, COMPLETED, DELAYED)</text:p>
            </text:list-item>
            <text:list-item>
              <text:p text:style-name="P1"><text:span text:style-name="Strong_20_Emphasis">reminders</text:span>: Μια λίστα υπενθυμίσεων, όπου κάθε υπενθύμιση έχει πεδία όπως reminderDate, message και ένα flag που υποδεικνύει αν δημιουργήθηκε αυτόματα</text:p>
            </text:list-item>
          </text:list>
        </text:list-item>
      </text:list>
      <text:p text:style-name="Text_20_body">Παρόμοια, στο JSON αρχείο μπορεί να ενσωματωθεί και πληροφορία για κατηγορίες και προτεραιότητες, όπου για κάθε κατηγορία ή επίπεδο προτεραιότητας αποθηκεύεται μία λίστα τίτλων των εργασιών που του ανήκουν. Αυτή η δομή εξασφαλίζει ότι τα δεδομένα είναι ιεραρχημένα και εύκολα ανακτήσιμα.</text:p>
      <text:h text:style-name="Heading_20_4" text:outline-level="4">4. Λογική Ανάκτησης και Ανανέωσης Δεδομένων</text:h>
      <text:p text:style-name="Text_20_body">Η υλοποίηση προβλέπει τρία βασικά στάδια:</text:p>
      <text:list text:style-name="L2">
        <text:list-item>
          <text:p text:style-name="P3"><text:span text:style-name="Strong_20_Emphasis">Αρχικοποίηση Εφαρμογής</text:span>: Κατά την εκκίνηση, τα δεδομένα φορτώνονται από το JSON αρχείο και δημιουργούνται τα αντίστοιχα αντικείμενα (Task, Category, Priority κ.λπ.) στην <text:soft-page-break/>μνήμη. Κατά τη διάρκεια αυτής της διαδικασίας, πραγματοποιείται έλεγχος για εργασίες που έχουν περάσει την προθεσμία τους και ενημερώνονται αυτόματα σε “Delayed”.</text:p>
        </text:list-item>
        <text:list-item>
          <text:p text:style-name="P3"><text:span text:style-name="Strong_20_Emphasis">Εκτέλεση Εφαρμογής</text:span>: Όλες οι λειτουργίες της εφαρμογής (προσθήκη, τροποποίηση, διαγραφή, αναζήτηση εργασιών και υπενθυμίσεων) γίνονται πάνω στα αντικείμενα που βρίσκονται στη μνήμη. Η κατάσταση της εφαρμογής ανανεώνεται με κάθε ενέργεια του χρήστη.</text:p>
        </text:list-item>
        <text:list-item>
          <text:p text:style-name="P3"><text:span text:style-name="Strong_20_Emphasis">Τερματισμός Εφαρμογής</text:span>: Πριν την έξοδο από την εφαρμογή, τα αντικείμενα αποθηκεύονται πίσω στα JSON αρχεία, εξασφαλίζοντας ότι όλες οι αλλαγές έχουν διατηρηθεί μεταξύ των εκτελέσεων.</text:p>
        </text:list-item>
      </text:list>
      <text:h text:style-name="Heading_20_4" text:outline-level="4">5. Παραδοχές και Λειτουργικότητα που δεν Υλοποιήθηκαν Πλήρως</text:h>
      <text:list text:style-name="L3">
        <text:list-item>
          <text:p text:style-name="P5"><text:span text:style-name="Strong_20_Emphasis">Λειτουργικότητα Υπενθυμίσεων</text:span>: Ορισμένες λειτουργίες, όπως η πλήρης διαχείριση (τροποποίηση/διαγραφή) συγκεκριμένων υπενθυμίσεων, δεν υλοποιήθηκαν πλήρως. Στον κώδικα υπάρχουν σημειώσεις για πιθανή βελτίωση της διαχείρισης αυτών των λειτουργιών.</text:p>
        </text:list-item>
        <text:list-item>
          <text:p text:style-name="P5"><text:span text:style-name="Strong_20_Emphasis">Διαχείριση Προτεραιοτήτων</text:span>: Η μεταφορά εργασιών μεταξύ διαφορετικών επιπέδων προτεραιότητας απαιτεί περαιτέρω βελτιώσεις, όπως ο έλεγχος για την “Default” προτεραιότητα.</text:p>
        </text:list-item>
        <text:list-item>
          <text:p text:style-name="P4"><text:span text:style-name="Strong_20_Emphasis">Ενοποίηση Δεδομένων Κατηγοριών και Προτεραιοτήτων</text:span>: Στην παρούσα υλοποίηση, τα αντικείμενα Category και Priority δημιουργούνται ανεξάρτητα κατά τη φόρτωση των δεδομένων. Μια πιο ολοκληρωμένη υλοποίηση θα περιλάμβανε αποθήκευση και ανάκτηση των σχετικών λιστών εργασιών για κάθε κατηγορία και προτεραιότητα.</text:p>
        </text:list-item>
      </text:list>
      <text:h text:style-name="Heading_20_4" text:outline-level="4">6. Συμπεράσματα</text:h>
      <text:p text:style-name="Text_20_body">Η υλοποίηση εστιάζει στη δημιουργία ενός ευέλικτου συστήματος διαχείρισης εργασιών, το οποίο βασίζεται στην αποθήκευση δεδομένων σε JSON μορφή. Με αυτόν τον τρόπο, επιτυγχάνεται η ευκολία στην ανάγνωση και μεταφορά των δεδομένων μεταξύ διαφόρων περιβαλλόντων. Επιπλέον, ο σχεδιασμός υιοθετεί αρχές OOP, εξασφαλίζοντας την επεκτασιμότητα και συντηρησιμότητα του κώδικα.</text:p>
      <text:p text:style-name="Text_20_body">Ως παραδοχές, θεωρήσαμε ότι:</text:p>
      <text:list text:style-name="L4">
        <text:list-item>
          <text:p text:style-name="P7">Ο τίτλος κάθε εργασίας λειτουργεί ως μοναδικό αναγνωριστικό.</text:p>
        </text:list-item>
        <text:list-item>
          <text:p text:style-name="P7">Οι υπενθυμίσεις αποθηκεύονται ως λίστα μέσα σε κάθε αντικείμενο Task.</text:p>
        </text:list-item>
        <text:list-item>
          <text:p text:style-name="P7">Οι κατηγορίες και οι προτεραιότητες περιέχουν λίστες εργασιών (με βάση τους τίτλους).</text:p>
        </text:list-item>
        <text:list-item>
          <text:p text:style-name="P6">Οι λειτουργίες διαχείρισης (προσθήκη, τροποποίηση, διαγραφή) πραγματοποιούνται πάνω στα αντικείμενα που βρίσκονται στη μνήμη και αποθηκεύονται μόνο κατά τον τερματισμό της εφαρμογής.</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2:57:57.258252532</meta:creation-date>
    <dc:date>2025-02-24T02:58:38.954085241</dc:date>
    <meta:editing-duration>PT43S</meta:editing-duration>
    <meta:editing-cycles>1</meta:editing-cycles>
    <meta:generator>LibreOffice/24.2.7.2$Linux_X86_64 LibreOffice_project/420$Build-2</meta:generator>
    <meta:document-statistic meta:table-count="0" meta:image-count="0" meta:object-count="0" meta:page-count="2" meta:paragraph-count="33" meta:word-count="662" meta:character-count="4901" meta:non-whitespace-character-count="4289"/>
  </office:meta>
</office:document-meta>
</file>